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3.18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4" style:family="table-cell" style:parent-style-name="Default" style:data-style-name="N11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DejaVu Sans Mono"/>
    </style:style>
    <style:style style:name="ce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style:font-name-asian="Droid Sans" style:font-name-complex="FreeSans"/>
    </style:style>
  </office:automatic-styles>
  <office:body>
    <office:spreadsheet>
      <table:table table:name="Planilha1" table:style-name="ta1"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5" table:number-columns-repeated="1012" table:default-cell-style-name="ce3"/>
        <table:table-row table:style-name="ro3">
          <table:table-cell table:style-name="ce2" office:value-type="string">
            <text:p>CELL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RADIU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 office:value-type="string">
            <text:p>CELL A</text:p>
          </table:table-cell>
          <table:table-cell table:style-name="ce2" office:value-type="string">
            <text:p>CELL B</text:p>
          </table:table-cell>
          <table:table-cell table:style-name="ce2" office:value-type="string">
            <text:p>DISTANCIA</text:p>
          </table:table-cell>
          <table:table-cell table:style-name="ce2" office:value-type="string">
            <text:p>CENTER in A</text:p>
          </table:table-cell>
          <table:table-cell table:style-name="ce2" office:value-type="string">
            <text:p>CENTER in B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BRASILIA</text:p>
          </table:table-cell>
          <table:table-cell table:style-name="ce6" office:value-type="float" office:value="-47.5547">
            <text:p>-47,5547</text:p>
          </table:table-cell>
          <table:table-cell table:style-name="ce6" office:value-type="float" office:value="-15.4647">
            <text:p>-15,4647</text:p>
          </table:table-cell>
          <table:table-cell table:style-name="ce16" office:value-type="float" office:value="20">
            <text:p>20,00</text:p>
          </table:table-cell>
          <table:table-cell table:style-name="ce6" table:formula="of:=[.B2]/15" office:value-type="float" office:value="-3.17031333333333">
            <text:p>-3,1703</text:p>
          </table:table-cell>
          <table:table-cell table:style-name="ce6" table:formula="of:=[.C2]/15" office:value-type="float" office:value="-1.03098">
            <text:p>-1,0310</text:p>
          </table:table-cell>
          <table:table-cell/>
          <table:table-cell office:value-type="string">
            <text:p>BRASÍLIA</text:p>
          </table:table-cell>
          <table:table-cell office:value-type="string">
            <text:p>MANAUS</text:p>
          </table:table-cell>
          <table:table-cell table:formula="of:=SQRT((([.B3]-[.B2])^2)+(([.C3]-[.C2])^2))" office:value-type="float" office:value="17.5803428547341">
            <text:p>17,5803428547</text:p>
          </table:table-cell>
          <table:table-cell table:formula="of:=(([.B3]-[.B2])^2)+(([.C3]-[.C2])^2)-[.D2]^2" office:value-type="float" office:value="-90.93154511">
            <text:p>-90,93154511</text:p>
          </table:table-cell>
          <table:table-cell table:formula="of:=(([.B3]-[.B2])^2)+(([.C3]-[.C2])^2)-[.D3]^2" office:value-type="float" office:value="-14.93154511">
            <text:p>-14,93154511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MANAUS</text:p>
          </table:table-cell>
          <table:table-cell table:style-name="ce6" office:value-type="float" office:value="-60.013">
            <text:p>-60,0130</text:p>
          </table:table-cell>
          <table:table-cell table:style-name="ce6" office:value-type="float" office:value="-3.0607">
            <text:p>-3,0607</text:p>
          </table:table-cell>
          <table:table-cell table:style-name="ce16" office:value-type="float" office:value="18">
            <text:p>18,00</text:p>
          </table:table-cell>
          <table:table-cell table:style-name="ce6" table:formula="of:=[.B3]/15" office:value-type="float" office:value="-4.00086666666667">
            <text:p>-4,0009</text:p>
          </table:table-cell>
          <table:table-cell table:style-name="ce6" table:formula="of:=[.C3]/15" office:value-type="float" office:value="-0.204046666666667">
            <text:p>-0,2040</text:p>
          </table:table-cell>
          <table:table-cell/>
          <table:table-cell office:value-type="string">
            <text:p>BRASÍLIA</text:p>
          </table:table-cell>
          <table:table-cell office:value-type="string">
            <text:p>FORTALEZA</text:p>
          </table:table-cell>
          <table:table-cell table:formula="of:=SQRT((([.B4]-[.B2])^2)+(([.C4]-[.C2])^2))" office:value-type="float" office:value="15.1672094892238">
            <text:p>15,1672094892</text:p>
          </table:table-cell>
          <table:table-cell table:formula="of:=(([.B4]-[.B2])^2)+(([.C4]-[.C2])^2)-[.D2]^2" office:value-type="float" office:value="-169.95575631">
            <text:p>-169,95575631</text:p>
          </table:table-cell>
          <table:table-cell table:formula="of:=(([.B4]-[.B2])^2)+(([.C4]-[.C2])^2)-[.D4]^2" office:value-type="float" office:value="-58.9557563100001">
            <text:p>-58,95575631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FORTALEZA</text:p>
          </table:table-cell>
          <table:table-cell table:style-name="ce6" office:value-type="float" office:value="-38.3235">
            <text:p>-38,3235</text:p>
          </table:table-cell>
          <table:table-cell table:style-name="ce6" office:value-type="float" office:value="-3.4302">
            <text:p>-3,4302</text:p>
          </table:table-cell>
          <table:table-cell table:style-name="ce16" office:value-type="float" office:value="17">
            <text:p>17,00</text:p>
          </table:table-cell>
          <table:table-cell table:style-name="ce6" table:formula="of:=[.B4]/15" office:value-type="float" office:value="-2.5549">
            <text:p>-2,5549</text:p>
          </table:table-cell>
          <table:table-cell table:style-name="ce6" table:formula="of:=[.C4]/15" office:value-type="float" office:value="-0.22868">
            <text:p>-0,2287</text:p>
          </table:table-cell>
          <table:table-cell/>
          <table:table-cell office:value-type="string">
            <text:p>BRASÍLIA</text:p>
          </table:table-cell>
          <table:table-cell office:value-type="string">
            <text:p>PORTO ALEGRE</text:p>
          </table:table-cell>
          <table:table-cell table:formula="of:=SQRT((([.B5]-[.B2])^2)+(([.C5]-[.C2])^2))" office:value-type="float" office:value="14.9851438915347">
            <text:p>14,985143891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PORTO ALEGRE</text:p>
          </table:table-cell>
          <table:table-cell table:style-name="ce6" office:value-type="float" office:value="-51.1348">
            <text:p>-51,1348</text:p>
          </table:table-cell>
          <table:table-cell table:style-name="ce6" office:value-type="float" office:value="-30.0159">
            <text:p>-30,0159</text:p>
          </table:table-cell>
          <table:table-cell table:style-name="ce16" office:value-type="float" office:value="12">
            <text:p>12,00</text:p>
          </table:table-cell>
          <table:table-cell table:style-name="ce6" table:formula="of:=[.B5]/15" office:value-type="float" office:value="-3.40898666666667">
            <text:p>-3,4090</text:p>
          </table:table-cell>
          <table:table-cell table:style-name="ce6" table:formula="of:=[.C5]/15" office:value-type="float" office:value="-2.00106">
            <text:p>-2,0011</text:p>
          </table:table-cell>
          <table:table-cell/>
          <table:table-cell office:value-type="string">
            <text:p>BRASÍLIA</text:p>
          </table:table-cell>
          <table:table-cell office:value-type="string">
            <text:p>RIO DE JANEIRO</text:p>
          </table:table-cell>
          <table:table-cell table:style-name="ce27" table:formula="of:=SQRT(([.B6]-[.B2])^2+([.C6]-[.C2])^2)" office:value-type="float" office:value="8.34964943515594">
            <text:p>8,3496494352</text:p>
          </table:table-cell>
          <table:table-cell table:style-name="ce27" table:formula="of:=(([.B6]-[.B2])^2+([.C6]-[.C2])^2-([.D2])^2)" office:value-type="float" office:value="-330.28335431">
            <text:p>-330,28335431</text:p>
          </table:table-cell>
          <table:table-cell table:style-name="ce27" table:formula="of:=(([.B6]-[.B2])^2+([.C6]-[.C2])^2-([.D6])^2)" office:value-type="float" office:value="-11.28335431">
            <text:p>-11,28335431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RIO DE JANEIRO</text:p>
          </table:table-cell>
          <table:table-cell table:style-name="ce6" office:value-type="float" office:value="-43.1227">
            <text:p>-43,1227</text:p>
          </table:table-cell>
          <table:table-cell table:style-name="ce6" office:value-type="float" office:value="-22.541">
            <text:p>-22,5410</text:p>
          </table:table-cell>
          <table:table-cell table:style-name="ce16" office:value-type="float" office:value="9">
            <text:p>9,00</text:p>
          </table:table-cell>
          <table:table-cell table:style-name="ce6" table:formula="of:=[.B6]/15" office:value-type="float" office:value="-2.87484666666667">
            <text:p>-2,8748</text:p>
          </table:table-cell>
          <table:table-cell table:style-name="ce6" table:formula="of:=[.C6]/15" office:value-type="float" office:value="-1.50273333333333">
            <text:p>-1,5027</text:p>
          </table:table-cell>
          <table:table-cell/>
          <table:table-cell office:value-type="string">
            <text:p>BRASÍLIA</text:p>
          </table:table-cell>
          <table:table-cell office:value-type="string">
            <text:p>MACAPÁ</text:p>
          </table:table-cell>
          <table:table-cell table:style-name="ce27" table:formula="of:=SQRT(([.B7]-[.B2])^2+([.C7]-[.C2])^2)" office:value-type="float" office:value="15.8731417914035">
            <text:p>15,8731417914</text:p>
          </table:table-cell>
          <table:table-cell table:style-name="ce27" table:formula="of:=(([.B7]-[.B2])^2+([.C7]-[.C2])^2-([.D2])^2)" office:value-type="float" office:value="-148.04336967">
            <text:p>-148,04336967</text:p>
          </table:table-cell>
          <table:table-cell table:style-name="ce27" table:formula="of:=(([.B6]-[.B2])^2+([.C6]-[.C2])^2-([.D7])^2)" office:value-type="float" office:value="60.71664569">
            <text:p>60,71664569</text:p>
          </table:table-cell>
          <table:table-cell table:number-columns-repeated="1011"/>
          <table:table-cell table:style-name="ce5"/>
        </table:table-row>
        <table:table-row table:style-name="ro3">
          <table:table-cell office:value-type="string">
            <text:p>MACAPÁ</text:p>
          </table:table-cell>
          <table:table-cell table:style-name="ce6" office:value-type="float" office:value="-51.0359">
            <text:p>-51,0359</text:p>
          </table:table-cell>
          <table:table-cell table:style-name="ce6" office:value-type="float" office:value="0.022">
            <text:p>0,0220</text:p>
          </table:table-cell>
          <table:table-cell table:style-name="ce16" office:value-type="float" office:value="3">
            <text:p>3,00</text:p>
          </table:table-cell>
          <table:table-cell table:style-name="ce6" table:formula="of:=[.B7]/15" office:value-type="float" office:value="-3.40239333333333">
            <text:p>-3,4024</text:p>
          </table:table-cell>
          <table:table-cell table:style-name="ce6" table:formula="of:=[.C7]/15" office:value-type="float" office:value="0.00146666666666667">
            <text:p>0,0015</text:p>
          </table:table-cell>
          <table:table-cell/>
          <table:table-cell office:value-type="string">
            <text:p>FORTALEZA</text:p>
          </table:table-cell>
          <table:table-cell office:value-type="string">
            <text:p>BRASÍLIA</text:p>
          </table:table-cell>
          <table:table-cell table:style-name="ce27" table:formula="of:=SQRT((([.B2]-[.B4])^2)+(([.C2]-[.C4])^2))" office:value-type="float" office:value="15.1672094892238">
            <text:p>15,1672094892</text:p>
          </table:table-cell>
          <table:table-cell table:style-name="ce27" table:formula="of:=(([.B2]-[.B4])^2+([.C2]-[.C4])^2-([.D4])^2)" office:value-type="float" office:value="-58.9557563100001">
            <text:p>-58,95575631</text:p>
          </table:table-cell>
          <table:table-cell table:style-name="ce27" table:formula="of:=(([.B2]-[.B4])^2+([.C2]-[.C4])^2-([.D2])^2)" office:value-type="float" office:value="-169.95575631">
            <text:p>-169,95575631</text:p>
          </table:table-cell>
          <table:table-cell table:number-columns-repeated="1011"/>
          <table:table-cell table:style-name="ce5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MANAUS</text:p>
          </table:table-cell>
          <table:table-cell table:formula="of:=SQRT((([.B3]-[.B4])^2)+(([.C3]-[.C4])^2))" office:value-type="float" office:value="21.6926471528949">
            <text:p>21,6926471529</text:p>
          </table:table-cell>
          <table:table-cell table:formula="of:=(([.B3]-[.B4])^2+([.C3]-[.C4])^2-([.D4])^2)" office:value-type="float" office:value="181.5709405">
            <text:p>181,5709405</text:p>
          </table:table-cell>
          <table:table-cell table:style-name="ce27" table:formula="of:=(([.B3]-[.B4])^2+([.C3]-[.C4])^2-([.D3])^2)" office:value-type="float" office:value="146.5709405">
            <text:p>146,5709405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PORTO ALEGRE</text:p>
          </table:table-cell>
          <table:table-cell table:formula="of:=SQRT((([.B5]-[.B4])^2)+(([.C5]-[.C4])^2))" office:value-type="float" office:value="29.5115037261743">
            <text:p>29,5115037262</text:p>
          </table:table-cell>
          <table:table-cell table:formula="of:=(([.B5]-[.B4])^2+([.C5]-[.C4])^2-([.D4])^2)" office:value-type="float" office:value="581.92885218">
            <text:p>581,92885218</text:p>
          </table:table-cell>
          <table:table-cell table:formula="of:=(([.B5]-[.B4])^2+([.C5]-[.C4])^2-([.D5])^2)" office:value-type="float" office:value="726.92885218">
            <text:p>726,92885218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RIO DE JANEIRO</text:p>
          </table:table-cell>
          <table:table-cell table:formula="of:=SQRT((([.B6]-[.B4])^2)+(([.C6]-[.C4])^2))" office:value-type="float" office:value="19.7041873032105">
            <text:p>19,7041873032</text:p>
          </table:table-cell>
          <table:table-cell table:formula="of:=(([.B6]-[.B4])^2+([.C6]-[.C4])^2-([.D4])^2)" office:value-type="float" office:value="99.25499728">
            <text:p>99,25499728</text:p>
          </table:table-cell>
          <table:table-cell table:formula="of:=(([.B6]-[.B4])^2+([.C6]-[.C4])^2-([.D6])^2)" office:value-type="float" office:value="307.25499728">
            <text:p>307,25499728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MACAPÁ</text:p>
          </table:table-cell>
          <table:table-cell table:formula="of:=SQRT((([.B7]-[.B4])^2)+(([.C7]-[.C4])^2))" office:value-type="float" office:value="13.1728052669126">
            <text:p>13,1728052669</text:p>
          </table:table-cell>
          <table:table-cell table:formula="of:=(([.B7]-[.B4])^2+([.C7]-[.C4])^2-([.D4])^2)" office:value-type="float" office:value="-115.4772014">
            <text:p>-115,4772014</text:p>
          </table:table-cell>
          <table:table-cell table:formula="of:=(([.B7]-[.B4])^2+([.C7]-[.C4])^2-([.D7])^2)" office:value-type="float" office:value="164.5227986">
            <text:p>164,5227986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/>
          <table:table-cell table:style-name="ce4" office:value-type="string">
            <text:p>-75</text:p>
          </table:table-cell>
          <table:table-cell table:style-name="ce4" office:value-type="string">
            <text:p>-60</text:p>
          </table:table-cell>
          <table:table-cell table:style-name="ce17" office:value-type="string">
            <text:p>-45</text:p>
          </table:table-cell>
          <table:table-cell table:style-name="ce17" office:value-type="string">
            <text:p>-30</text:p>
          </table:table-cell>
          <table:table-cell table:style-name="ce2" office:value-type="float" office:value="-15">
            <text:p>-1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5" table:number-columns-repeated="5"/>
          <table:table-cell table:number-columns-repeated="1009"/>
          <table:table-cell table:style-name="ce5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7"/>
          <table:table-cell table:style-name="ce12"/>
          <table:table-cell table:style-name="ce18" table:number-columns-repeated="2"/>
          <table:table-cell table:style-name="ce20"/>
          <table:table-cell table:style-name="ce20" office:value-type="string">
            <text:p>0</text:p>
          </table:table-cell>
          <table:table-cell table:style-name="ce20" office:value-type="string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" table:number-columns-repeated="2"/>
          <table:table-cell/>
          <table:table-cell table:style-name="ce5" table:number-columns-repeated="3"/>
          <table:table-cell table:number-columns-repeated="100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8"/>
          <table:table-cell table:style-name="ce13"/>
          <table:table-cell table:style-name="ce14" table:number-columns-repeated="2"/>
          <table:table-cell table:style-name="ce19" office:value-type="string">
            <text:p>0</text:p>
          </table:table-cell>
          <table:table-cell table:style-name="ce19" office:value-type="string">
            <text:p>0,0</text:p>
          </table:table-cell>
          <table:table-cell table:style-name="ce4" office:value-type="string">
            <text:p>0,1</text:p>
          </table:table-cell>
          <table:table-cell table:style-name="ce25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8"/>
          <table:table-cell table:style-name="ce2" office:value-type="string">
            <text:p>MACAPÁ</text:p>
          </table:table-cell>
          <table:table-cell table:style-name="ce19" table:number-columns-repeated="2"/>
          <table:table-cell table:style-name="ce19" office:value-type="string">
            <text:p>1</text:p>
          </table:table-cell>
          <table:table-cell table:style-name="ce19" office:value-type="string">
            <text:p>1,0</text:p>
          </table:table-cell>
          <table:table-cell table:style-name="ce19" office:value-type="string">
            <text:p>1,1</text:p>
          </table:table-cell>
          <table:table-cell table:style-name="ce25" office:value-type="float" office:value="1.2">
            <text:p>1,2</text:p>
          </table:table-cell>
          <table:table-cell table:number-columns-repeated="1015"/>
        </table:table-row>
        <table:table-row table:style-name="ro3">
          <table:table-cell table:style-name="ce2" office:value-type="float" office:value="-15">
            <text:p>-15</text:p>
          </table:table-cell>
          <table:table-cell table:style-name="ce8" office:value-type="string">
            <text:p>MANAUS</text:p>
          </table:table-cell>
          <table:table-cell table:style-name="ce2"/>
          <table:table-cell table:style-name="ce19" office:value-type="string">
            <text:p>FORTALEZA</text:p>
          </table:table-cell>
          <table:table-cell table:style-name="ce19"/>
          <table:table-cell table:style-name="ce14" office:value-type="string">
            <text:p>2</text:p>
          </table:table-cell>
          <table:table-cell table:style-name="ce14" office:value-type="string">
            <text:p>2,0</text:p>
          </table:table-cell>
          <table:table-cell table:style-name="ce13" office:value-type="float" office:value="2.1">
            <text:p>2,1</text:p>
          </table:table-cell>
          <table:table-cell table:style-name="ce25" office:value-type="float" office:value="2.2">
            <text:p>2,2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-30</text:p>
          </table:table-cell>
          <table:table-cell table:style-name="ce8"/>
          <table:table-cell table:style-name="ce13" office:value-type="string">
            <text:p>BRASILIA</text:p>
          </table:table-cell>
          <table:table-cell table:style-name="ce19" office:value-type="string">
            <text:p>RIO DE JANEIRO</text:p>
          </table:table-cell>
          <table:table-cell table:style-name="ce19" table:number-columns-repeated="2"/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-45</text:p>
          </table:table-cell>
          <table:table-cell table:style-name="ce8"/>
          <table:table-cell table:style-name="ce14" office:value-type="string">
            <text:p>PORTO ALEGRE</text:p>
          </table:table-cell>
          <table:table-cell table:style-name="ce14" table:number-columns-repeated="2"/>
          <table:table-cell table:style-name="ce14" office:value-type="string">
            <text:p>0</text:p>
          </table:table-cell>
          <table:table-cell table:style-name="ce19"/>
          <table:table-cell table:style-name="ce4"/>
          <table:table-cell table:style-name="ce25"/>
          <table:table-cell table:number-columns-repeated="1015"/>
        </table:table-row>
        <table:table-row table:style-name="ro3">
          <table:table-cell table:style-name="ce2" office:value-type="float" office:value="-60">
            <text:p>-60</text:p>
          </table:table-cell>
          <table:table-cell table:style-name="ce9"/>
          <table:table-cell table:style-name="ce4"/>
          <table:table-cell table:style-name="ce19" table:number-columns-repeated="2"/>
          <table:table-cell table:style-name="ce19" office:value-type="string">
            <text:p>1</text:p>
          </table:table-cell>
          <table:table-cell table:style-name="ce19"/>
          <table:table-cell table:style-name="ce19" office:value-type="string">
            <text:p>-2,-4</text:p>
          </table:table-cell>
          <table:table-cell table:style-name="ce25"/>
          <table:table-cell table:number-columns-repeated="1015"/>
        </table:table-row>
        <table:table-row table:style-name="ro3">
          <table:table-cell table:style-name="ce4" office:value-type="string">
            <text:p>-75</text:p>
          </table:table-cell>
          <table:table-cell table:style-name="ce10"/>
          <table:table-cell table:style-name="ce15" table:number-columns-repeated="3"/>
          <table:table-cell table:style-name="ce15" office:value-type="string">
            <text:p>2</text:p>
          </table:table-cell>
          <table:table-cell table:style-name="ce21"/>
          <table:table-cell table:style-name="ce22"/>
          <table:table-cell table:style-name="ce26"/>
          <table:table-cell table:number-columns-repeated="1013"/>
          <table:table-cell table:style-name="ce5" table:number-columns-repeated="2"/>
        </table:table-row>
        <table:table-row table:style-name="ro3" table:number-rows-repeated="2">
          <table:table-cell/>
          <table:table-cell table:style-name="ce11" table:number-columns-repeated="4"/>
          <table:table-cell table:number-columns-repeated="1017"/>
          <table:table-cell table:style-name="ce5" table:number-columns-repeated="2"/>
        </table:table-row>
        <table:table-row table:style-name="ro3">
          <table:table-cell table:style-name="ce5"/>
          <table:table-cell table:style-name="ce11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CELL</text:p>
          </table:table-cell>
          <table:table-cell table:style-name="ce2" office:value-type="string">
            <text:p>Raio / Grau</text:p>
          </table:table-cell>
          <table:table-cell table:style-name="ce2" office:value-type="string">
            <text:p>Quadrante (Grau)</text:p>
          </table:table-cell>
          <table:table-cell table:style-name="ce2" office:value-type="string">
            <text:p>Quadrante (Nº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Grau</text:p>
          </table:table-cell>
          <table:table-cell table:style-name="ce2" office:value-type="string">
            <text:p>Unidade</text:p>
          </table:table-cell>
          <table:table-cell table:style-name="ce2" office:value-type="string">
            <text:p>Longitude / Grau</text:p>
          </table:table-cell>
          <table:table-cell table:style-name="ce2" office:value-type="string">
            <text:p>Latitude / Grau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BRASILIA</text:p>
          </table:table-cell>
          <table:table-cell table:formula="of:=[.D2]/[.G27]" office:value-type="float" office:value="1.33333333333333">
            <text:p>1,3333333333</text:p>
          </table:table-cell>
          <table:table-cell table:style-name="ce11" office:value-type="string">
            <text:p>-60,-30</text:p>
          </table:table-cell>
          <table:table-cell table:style-name="ce11" office:value-type="string">
            <text:p>-4,-2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table:formula="of:=[.G27]/[.G27]" office:value-type="float" office:value="1">
            <text:p>1</text:p>
          </table:table-cell>
          <table:table-cell table:formula="of:=360/[.G27]" office:value-type="float" office:value="24">
            <text:p>24</text:p>
          </table:table-cell>
          <table:table-cell table:formula="of:=180/[.G27]" office:value-type="float" office:value="12">
            <text:p>1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MANAUS</text:p>
          </table:table-cell>
          <table:table-cell table:formula="of:=[.D3]/[.G27]" office:value-type="float" office:value="1.2">
            <text:p>1,2</text:p>
          </table:table-cell>
          <table:table-cell table:style-name="ce11" office:value-type="string">
            <text:p>-75,-15</text:p>
          </table:table-cell>
          <table:table-cell table:style-name="ce11" office:value-type="string">
            <text:p>-5,-1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FORTALEZA</text:p>
          </table:table-cell>
          <table:table-cell table:formula="of:=[.D4]/[.G27]" office:value-type="float" office:value="1.13333333333333">
            <text:p>1,1333333333</text:p>
          </table:table-cell>
          <table:table-cell table:style-name="ce11" office:value-type="string">
            <text:p>-45,-15</text:p>
          </table:table-cell>
          <table:table-cell table:style-name="ce11" office:value-type="string">
            <text:p>-3,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PORTO ALEGRE</text:p>
          </table:table-cell>
          <table:table-cell table:formula="of:=[.D5]/[.G27]" office:value-type="float" office:value="0.8">
            <text:p>0,8</text:p>
          </table:table-cell>
          <table:table-cell table:style-name="ce11" office:value-type="string">
            <text:p>-60,-45</text:p>
          </table:table-cell>
          <table:table-cell table:style-name="ce11" office:value-type="string">
            <text:p>-4,-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18"/>
        </table:table-row>
        <table:table-row table:style-name="ro3">
          <table:table-cell office:value-type="string">
            <text:p>RIO DE JANEIRO</text:p>
          </table:table-cell>
          <table:table-cell table:formula="of:=[.D6]/[.G27]" office:value-type="float" office:value="0.6">
            <text:p>0,6</text:p>
          </table:table-cell>
          <table:table-cell table:style-name="ce11" office:value-type="string">
            <text:p>-45,-30</text:p>
          </table:table-cell>
          <table:table-cell table:style-name="ce11" office:value-type="string">
            <text:p>-3,-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18"/>
        </table:table-row>
        <table:table-row table:style-name="ro3">
          <table:table-cell office:value-type="string">
            <text:p>MACAPÁ</text:p>
          </table:table-cell>
          <table:table-cell table:formula="of:=[.D7]/[.G27]" office:value-type="float" office:value="0.2">
            <text:p>0,2</text:p>
          </table:table-cell>
          <table:table-cell table:style-name="ce11" office:value-type="float" office:value="-60.15">
            <text:p>-60,15</text:p>
          </table:table-cell>
          <table:table-cell table:style-name="ce11" office:value-type="string">
            <text:p>-4,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5" table:number-columns-repeated="4" table:default-cell-style-name="ce24"/>
        <table:table-column table:style-name="co5" table:number-columns-repeated="6" table:default-cell-style-name="Default"/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float" office:value="0">
            <text:p>0,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6"/>
        </table:table-row>
        <table:table-row table:style-name="ro3">
          <table:table-cell office:value-type="float" office:value="1">
            <text:p>1,0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table:number-columns-repeated="6"/>
        </table:table-row>
        <table:table-row table:style-name="ro3">
          <table:table-cell office:value-type="float" office:value="2">
            <text:p>2,0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table:number-columns-repeated="6"/>
        </table:table-row>
        <table:table-row table:style-name="ro3">
          <table:table-cell office:value-type="float" office:value="3">
            <text:p>3,0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table:number-columns-repeated="6"/>
        </table:table-row>
      </table:table>
      <table:table table:name="Planilh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lanilha1.A1:Planilha1.D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11-18T23:38:39</meta:creation-date>
    <dc:date>2014-11-23T19:45:49</dc:date>
    <dc:creator>ska </dc:creator>
    <meta:editing-duration>P2DT13H22M40S</meta:editing-duration>
    <meta:editing-cycles>87</meta:editing-cycles>
    <meta:generator>LibreOffice/3.5$Linux_x86 LibreOffice_project/350m1$Build-2</meta:generator>
    <meta:document-statistic meta:table-count="3" meta:cell-count="217" meta:object-count="0"/>
  </office:meta>
</office:document-meta>
</file>